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>
      <style:paragraph-properties fo:text-align="start" style:justify-single-word="false"/>
      <style:text-properties officeooo:paragraph-rsid="004ed4c3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5ba0fa" officeooo:paragraph-rsid="005ba0fa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1b20" officeooo:paragraph-rsid="00591b20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f3a6" officeooo:paragraph-rsid="0056f3a6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f3a6" officeooo:paragraph-rsid="005af5d3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ab81" officeooo:paragraph-rsid="0056f3a6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5fa3" officeooo:paragraph-rsid="00575fa3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6f3a6" officeooo:paragraph-rsid="005af5d3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6f3a6" officeooo:paragraph-rsid="005ba0fa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af5d3" officeooo:paragraph-rsid="005af5d3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6f3a6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af5d3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5d69fd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56f3a6" officeooo:paragraph-rsid="0056f3a6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56f3a6" officeooo:paragraph-rsid="005e7c7e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d18f1" style:font-size-asian="12pt" style:font-weight-asian="bold" style:font-size-complex="12pt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45eea0" style:font-weight-asian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56f3a6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575fa3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5af5d3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5d69f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e7c7e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bold" officeooo:rsid="00335e4f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style="normal" fo:font-weight="bold" officeooo:rsid="004ed4c3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style="normal" fo:font-weight="bold" officeooo:rsid="005ba0fa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style="normal" fo:font-weight="bold" officeooo:rsid="005802bf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style="normal" fo:font-weight="bold" officeooo:rsid="005c4df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text-line-through-style="none" style:text-line-through-type="none" style:font-name="DejaVu Sans Condensed" fo:font-size="12pt" fo:font-style="normal" officeooo:rsid="005c4dfd" style:font-size-asian="12pt" style:font-style-asian="normal" style:font-size-complex="12pt" style:font-style-complex="normal"/>
    </style:style>
    <style:style style:name="T2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6f3a6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75fa3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af5d3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e7c7e" style:font-size-asian="12pt" style:font-weight-asian="bold" style:font-size-complex="12pt" style:font-weight-complex="bold"/>
    </style:style>
    <style:style style:name="T26" style:family="text">
      <style:text-properties officeooo:rsid="005739be"/>
    </style:style>
    <style:style style:name="T27" style:family="text">
      <style:text-properties officeooo:rsid="00597ec8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style:text-line-through-style="solid" style:text-line-through-type="single" style:font-name="DejaVu Sans Condensed" fo:font-size="12pt" fo:font-style="normal" style:font-size-asian="12pt" style:font-style-asian="normal" style:font-size-complex="12pt" style:font-style-complex="normal"/>
    </style:style>
    <style:style style:name="T30" style:family="text">
      <style:text-properties style:text-line-through-style="solid" style:text-line-through-type="single" style:font-name="DejaVu Sans Condensed" fo:font-size="12pt" fo:font-weight="bold" officeooo:rsid="0056f3a6" style:font-size-asian="12pt" style:font-weight-asian="bold" style:font-size-complex="12pt" style:font-weight-complex="bold"/>
    </style:style>
    <style:style style:name="T31" style:family="text">
      <style:text-properties style:text-line-through-style="solid" style:text-line-through-type="single" style:font-name="DejaVu Sans Condensed" fo:font-size="12pt" fo:font-weight="normal" officeooo:rsid="0056f3a6" style:font-size-asian="12pt" style:font-weight-asian="normal" style:font-size-complex="12pt" style:font-weight-complex="normal"/>
    </style:style>
    <style:style style:name="T32" style:family="text">
      <style:text-properties style:text-line-through-style="solid" style:text-line-through-type="single" style:font-name="DejaVu Sans Condensed" fo:font-size="12pt" fo:font-weight="normal" officeooo:rsid="005d69fd" style:font-size-asian="12pt" style:font-weight-asian="normal" style:font-size-complex="12pt" style:font-weight-complex="normal"/>
    </style:style>
    <style:style style:name="T33" style:family="text">
      <style:text-properties style:text-line-through-style="solid" style:text-line-through-type="single" fo:font-weight="bold" style:font-weight-asian="bold" style:font-weight-complex="bold"/>
    </style:style>
    <style:style style:name="T34" style:family="text">
      <style:text-properties officeooo:rsid="005c4df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597ec8" style:font-weight-asian="bold" style:font-weight-complex="bold"/>
    </style:style>
    <style:style style:name="T37" style:family="text">
      <style:text-properties fo:font-weight="bold" officeooo:rsid="005739be" style:font-weight-asian="bold" style:font-weight-complex="bold"/>
    </style:style>
    <style:style style:name="T38" style:family="text">
      <style:text-properties fo:font-weight="bold" officeooo:rsid="005d69fd" style:font-weight-asian="bold" style:font-weight-complex="bold"/>
    </style:style>
    <style:style style:name="T39" style:family="text">
      <style:text-properties fo:font-weight="bold" officeooo:rsid="00594b8f" style:font-weight-asian="bold" style:font-weight-complex="bold"/>
    </style:style>
    <style:style style:name="T40" style:family="text">
      <style:text-properties fo:font-weight="bold" officeooo:rsid="005e7c7e" style:font-weight-asian="bold" style:font-weight-complex="bold"/>
    </style:style>
    <style:style style:name="T41" style:family="text">
      <style:text-properties officeooo:rsid="005d69fd"/>
    </style:style>
    <style:style style:name="T42" style:family="text">
      <style:text-properties officeooo:rsid="005e7c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2</text:span><text:span text:style-name="T4">0</text:span><text:span text:style-name="T1">1</text:span><text:span text:style-name="T2"> - </text:span><text:span text:style-name="T5">Ground - </text:span><text:span text:style-name="T3">Cold Start</text:span></text:p>
      <text:p text:style-name="P3"/>
      <text:p text:style-name="P5"><text:span text:style-name="T14">Cold Start Checklist</text:span><text:span text:style-name="T15"> -- </text:span><text:span text:style-name="T16">No </text:span><text:span text:style-name="T17">Auto Start </text:span><text:span text:style-name="T16">currently avialable</text:span></text:p>
      <text:list xml:id="list736006029" text:style-name="L1">
        <text:list-item>
          <text:p text:style-name="P6"><text:span text:style-name="T18">NOTE:</text:span><text:span text:style-name="T20"> </text:span><text:span text:style-name="T29">Strikeout lines</text:span><text:span text:style-name="T19"> indicate items that should be set by default in a cold start.</text:span></text:p>
        </text:list-item>
      </text:list>
      <text:list xml:id="list1319164551" text:style-name="L2">
        <text:list-item>
          <text:p text:style-name="P7"><text:span text:style-name="T33">Parking brake</text:span><text:span text:style-name="T28"> ... </text:span><text:span text:style-name="T33">Set</text:span><text:span text:style-name="T27"> (to re-set</text:span><text:span text:style-name="T41">:</text:span><text:span text:style-name="T27"> hold brake, press and hold </text:span><text:span text:style-name="T36">LAlt-T</text:span><text:span text:style-name="T27"> while releasing brake)</text:span></text:p>
        </text:list-item>
        <text:list-item>
          <text:p text:style-name="P12">Check <text:span text:style-name="T37">Brake pressure</text:span><text:span text:style-name="T26"> ... </text:span><text:span text:style-name="T37">200 psi min</text:span> (gauge on bottom of instrument panel)</text:p>
        </text:list-item>
        <text:list-item>
          <text:p text:style-name="P8"><text:span text:style-name="T38">Electric Power Master Switch</text:span><text:span text:style-name="T41"> </text:span>... <text:span text:style-name="T35">ON</text:span> (upper instrument panel, right side, hidden under dash<text:span text:style-name="T41">, above and connected by gang bar to a guard over the 4 magneto switches</text:span>)</text:p>
        </text:list-item>
        <text:list-item>
          <text:p text:style-name="P10"><text:span text:style-name="T35">Fuel cocks</text:span> ... <text:span text:style-name="T35">Outer tanks</text:span> (white painted tips to outsides<text:span text:style-name="T41">, press </text:span><text:span text:style-name="T38">B4</text:span><text:span text:style-name="T41"> and </text:span><text:span text:style-name="T38">B6</text:span>) (behind pilot seat at navigator's left elbow)</text:p>
        </text:list-item>
        <text:list-item>
          <text:p text:style-name="P9"><text:span text:style-name="T35">Pressure venting cock</text:span> ... <text:span text:style-name="T35">O</text:span><text:span text:style-name="T39">pen</text:span> (up<text:span text:style-name="T41">, press </text:span><text:span text:style-name="T38">Shift-B4</text:span><text:span text:style-name="T41"> or </text:span><text:span text:style-name="T38">Shift-B6</text:span>) (behind pilot's seat at navigator's left elbow)</text:p>
        </text:list-item>
        <text:list-item>
          <text:p text:style-name="P16"><text:span text:style-name="T30">Supercharger</text:span><text:span text:style-name="T31"> ... </text:span><text:span text:style-name="T30">MOD</text:span><text:span text:style-name="T31"> (low, switch down)</text:span><text:span text:style-name="T32"> (on rear side wall of throttle quadrant, obscured by guard)</text:span></text:p>
        </text:list-item>
        <text:list-item>
          <text:p text:style-name="P14"><text:span text:style-name="T35">Mixture</text:span> ... <text:span text:style-name="T35">Full rich</text:span> (lever down<text:span text:style-name="T41">, press </text:span><text:span text:style-name="T38">Throttle Top Hat up</text:span>)</text:p>
        </text:list-item>
        <text:list-item>
          <text:p text:style-name="P13"><text:span text:style-name="T35">Radiators</text:span> ... <text:span text:style-name="T35">Closed</text:span><text:span text:style-name="T41"> (switches on dashboard right eyebrow panel, press </text:span><text:span text:style-name="T38">Throttle Bottom Hat up</text:span><text:span text:style-name="T41"> and </text:span><text:span text:style-name="T38">down</text:span><text:span text:style-name="T41"> to toggle </text:span><text:span text:style-name="T38">left</text:span><text:span text:style-name="T41"> and </text:span><text:span text:style-name="T38">right</text:span><text:span text:style-name="T41"> respectively)</text:span></text:p>
        </text:list-item>
        <text:list-item>
          <text:p text:style-name="P13"><text:span text:style-name="T35">Fuel pump switch</text:span> ... <text:span text:style-name="T35">Off</text:span><text:span text:style-name="T41"> (right wall top row switches)</text:span></text:p>
        </text:list-item>
        <text:list-item>
          <text:p text:style-name="P8"><text:span text:style-name="T35">Crack throttle open</text:span>, approx <text:span text:style-name="T35">1/2 inch</text:span></text:p>
        </text:list-item>
        <text:list-item>
          <text:p text:style-name="P8"><text:span text:style-name="T35">Prop RPM</text:span> ... <text:span text:style-name="T35">Max</text:span><text:span text:style-name="T41"> (move </text:span><text:span text:style-name="T38">Throttle Flaps lever forward</text:span><text:span text:style-name="T41">)</text:span></text:p>
        </text:list-item>
        <text:list-item>
          <text:p text:style-name="P8">Open <text:span text:style-name="T35">window</text:span> or <text:span text:style-name="T35">door</text:span>, contact <text:span text:style-name="T38">G</text:span><text:span text:style-name="T35">round </text:span><text:span text:style-name="T38">C</text:span><text:span text:style-name="T35">rew</text:span><text:span text:style-name="T34"> ...</text:span> <text:span text:style-name="T35">Start priming engines</text:span></text:p>
        </text:list-item>
        <text:list-item>
          <text:p text:style-name="P8">Start <text:span text:style-name="T35">left engine</text:span>:</text:p>
          <text:list>
            <text:list-item>
              <text:p text:style-name="P8"><text:span text:style-name="T35">PORT magneto switches</text:span> ... <text:span text:style-name="T35">ON</text:span> (two switches, upper right instrument panel<text:span text:style-name="T41"> hidden under dash</text:span>)</text:p>
            </text:list-item>
            <text:list-item>
              <text:p text:style-name="P8"><text:span text:style-name="T35">Left STARTER</text:span> and <text:span text:style-name="T35">BOOST COIL</text:span> covers ... <text:span text:style-name="T35">Open</text:span><text:span text:style-name="T41"> (above and right of magneto switches)</text:span></text:p>
            </text:list-item>
            <text:list-item>
              <text:p text:style-name="P15"><text:span text:style-name="T9">Click </text:span><text:span text:style-name="T22">STARTER</text:span><text:span text:style-name="T9"> button with </text:span><text:span text:style-name="T22">left mouse button and hold</text:span><text:span text:style-name="T9">, </text:span><text:span text:style-name="T12">then</text:span><text:span text:style-name="T9"> click </text:span><text:span text:style-name="T22">BOOST</text:span><text:span text:style-name="T9"> button with </text:span><text:span text:style-name="T22">right mouse button and hold</text:span><text:span text:style-name="T9">.</text:span></text:p>
            </text:list-item>
            <text:list-item>
              <text:p text:style-name="P15"><text:span text:style-name="T22">When engine </text:span><text:span text:style-name="T24">is started</text:span><text:span text:style-name="T11"> (may take several seconds</text:span><text:span text:style-name="T13">, wait for </text:span><text:span text:style-name="T25">1000 RPM</text:span><text:span text:style-name="T13"> or more</text:span><text:span text:style-name="T11">)</text:span><text:span text:style-name="T9">, </text:span><text:span text:style-name="T22">release</text:span><text:span text:style-name="T9"> both buttons</text:span><text:span text:style-name="T10"> and </text:span><text:span text:style-name="T23">close covers</text:span><text:span text:style-name="T10">.</text:span></text:p>
            </text:list-item>
            <text:list-item>
              <text:p text:style-name="P15"><text:span text:style-name="T9">Increase </text:span><text:span text:style-name="T23">left </text:span><text:span text:style-name="T22">throttle</text:span><text:span text:style-name="T9"> to get to </text:span><text:span text:style-name="T22">1200 RPM</text:span><text:span text:style-name="T9"> to begin warming up the engine.</text:span></text:p>
            </text:list-item>
          </text:list>
        </text:list-item>
        <text:list-item>
          <text:p text:style-name="P8">Start <text:span text:style-name="T35">right engine</text:span>:</text:p>
          <text:list>
            <text:list-item>
              <text:p text:style-name="P8"><text:span text:style-name="T35">STBD magneto switches</text:span> ... <text:span text:style-name="T35">ON</text:span> (two switches, upper right instrument panel<text:span text:style-name="T41"> hidden under dash</text:span>)</text:p>
            </text:list-item>
            <text:list-item>
              <text:p text:style-name="P17"><text:span text:style-name="T23">Right</text:span><text:span text:style-name="T22"> STARTER</text:span><text:span text:style-name="T9"> and </text:span><text:span text:style-name="T22">BOOST COIL</text:span><text:span text:style-name="T9"> covers ... </text:span><text:span text:style-name="T22">Open</text:span><text:span text:style-name="T12"> (above and right of magneto switches)</text:span></text:p>
            </text:list-item>
            <text:list-item>
              <text:p text:style-name="P15"><text:span text:style-name="T9">Click </text:span><text:span text:style-name="T22">STARTER</text:span><text:span text:style-name="T9"> button with </text:span><text:span text:style-name="T22">left mouse button and hold</text:span><text:span text:style-name="T9">, </text:span><text:span text:style-name="T13">then</text:span><text:span text:style-name="T9"> click </text:span><text:span text:style-name="T22">BOOST</text:span><text:span text:style-name="T9"> button with </text:span><text:span text:style-name="T22">right mouse button and hold</text:span><text:span text:style-name="T9">.</text:span></text:p>
            </text:list-item>
            <text:list-item>
              <text:p text:style-name="P19"><text:span text:style-name="T21">When engine </text:span><text:span text:style-name="T24">is started</text:span><text:span text:style-name="T11"> (may take several seconds</text:span><text:span text:style-name="T13">, wait for </text:span><text:span text:style-name="T25">1000 RPM</text:span><text:span text:style-name="T13"> or more</text:span><text:span text:style-name="T11">)</text:span><text:span text:style-name="T8">, </text:span><text:span text:style-name="T21">release</text:span><text:span text:style-name="T8"> both buttons</text:span><text:span text:style-name="T10"> and </text:span><text:span text:style-name="T23">close covers</text:span><text:span text:style-name="T10">.</text:span></text:p>
            </text:list-item>
            <text:list-item>
              <text:p text:style-name="P18"><text:span text:style-name="T8">Increase </text:span><text:span text:style-name="T23">right </text:span><text:span text:style-name="T21">throttle</text:span><text:span text:style-name="T8"> to get to </text:span><text:span text:style-name="T21">1200 RPM</text:span><text:span text:style-name="T8"> to begin warming up the engine.</text:span></text:p>
            </text:list-item>
          </text:list>
        </text:list-item>
        <text:list-item>
          <text:p text:style-name="P11">When <text:span text:style-name="T35">each engine</text:span> reaches <text:span text:style-name="T35">40 dec C coolant</text:span> and <text:span text:style-name="T35">15 deg C oil</text:span>, <text:span text:style-name="T35">open the radiator</text:span> for that engine<text:span text:style-name="T42"> (switches on dashboard right eyebrow panel, or press </text:span><text:span text:style-name="T40">Throttle Bottom Hat up</text:span><text:span text:style-name="T42"> and </text:span><text:span text:style-name="T40">down</text:span><text:span text:style-name="T42"> to toggle </text:span><text:span text:style-name="T40">left</text:span><text:span text:style-name="T42"> and </text:span><text:span text:style-name="T40">right</text:span><text:span text:style-name="T42"> respectively)</text:span>.</text:p>
        </text:list-item>
      </text:list>
      <text:p text:style-name="P1"/>
      <text:p text:style-name="P2"><text:span text:style-name="T6">Proceed with rest of preflight checklist </text:span><text:span text:style-name="T7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0T20:31:15.761000000</dc:date>
    <meta:editing-duration>PT17H31M9S</meta:editing-duration>
    <meta:editing-cycles>7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9" meta:word-count="451" meta:character-count="2546" meta:non-whitespace-character-count="2150"/>
  </office:meta>
</office:document-meta>
</file>